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3000000230764935308AE2B24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11.112cm" svg:x="5.427cm" svg:y="9.581cm">
          <draw:image xlink:href="Pictures/100000000000023000000230764935308AE2B2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08:31.784402214</meta:creation-date>
    <dc:date>2018-04-27T16:08:49.589484683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